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7AAF4DAF29A29DE2E9.png" manifest:media-type="image/png"/>
  <manifest:file-entry manifest:full-path="Pictures/100002010000020000000200EA846676AC6D06E3.png" manifest:media-type="image/png"/>
  <manifest:file-entry manifest:full-path="Pictures/100002010000020000000200748C63C103C99986.png" manifest:media-type="image/png"/>
  <manifest:file-entry manifest:full-path="Pictures/100002010000003F0000003DC496003DCC8C7F85.png" manifest:media-type="image/png"/>
  <manifest:file-entry manifest:full-path="Pictures/10000D130000161500000C97A84E4C5ECCF8798A.svg" manifest:media-type="image/svg+xml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20000000200F00F0B8BBF9963A8.png" manifest:media-type="image/png"/>
  <manifest:file-entry manifest:full-path="Pictures/100000000000021E00000280A888DFACE498CF9A.jpg" manifest:media-type="image/jpeg"/>
  <manifest:file-entry manifest:full-path="Pictures/10000201000000D60000007A9B253C7B31F4EF1B.png" manifest:media-type="image/pn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standard">
      <style:graphic-properties svg:stroke-color="#f5deb3" draw:fill-color="#97c6d9" draw:textarea-horizontal-align="justify" draw:textarea-vertical-align="middle" draw:auto-grow-height="false" fo:min-height="0.652cm" fo:min-width="14.262cm"/>
    </style:style>
    <style:style style:name="gr21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262cm"/>
    </style:style>
    <style:style style:name="gr22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9.025cm"/>
    </style:style>
    <style:style style:name="gr23" style:family="graphic" style:parent-style-name="standard">
      <style:graphic-properties svg:stroke-color="#f5deb3" draw:fill="solid" draw:fill-color="#ffcc99" draw:textarea-horizontal-align="justify" draw:textarea-vertical-align="middle" draw:auto-grow-height="false" fo:min-height="0.639cm" fo:min-width="4.072cm"/>
    </style:style>
    <style:style style:name="gr24" style:family="graphic" style:parent-style-name="standard">
      <style:graphic-properties svg:stroke-color="#f5deb3" draw:fill="solid" draw:fill-color="#99ff99" draw:textarea-horizontal-align="justify" draw:textarea-vertical-align="middle" draw:auto-grow-height="false" fo:min-height="0.639cm" fo:min-width="6.866cm"/>
    </style:style>
    <style:style style:name="gr25" style:family="graphic" style:parent-style-name="standard">
      <style:graphic-properties svg:stroke-color="#f5deb3" draw:fill="solid" draw:fill-color="#66ccff" draw:textarea-horizontal-align="justify" draw:textarea-vertical-align="middle" draw:auto-grow-height="false" fo:min-height="1.813cm" fo:min-width="4.199cm"/>
    </style:style>
    <style:style style:name="gr26" style:family="graphic" style:parent-style-name="standard">
      <style:graphic-properties svg:stroke-color="#f5deb3" draw:fill="solid" draw:fill-color="#99ff99" draw:textarea-horizontal-align="justify" draw:textarea-vertical-align="middle" draw:auto-grow-height="false" fo:min-height="0.639cm" fo:min-width="6.642cm"/>
    </style:style>
    <style:style style:name="gr27" style:family="graphic" style:parent-style-name="standard">
      <style:graphic-properties svg:stroke-color="#f5deb3" draw:fill-color="#b2d085" draw:textarea-horizontal-align="justify" draw:textarea-vertical-align="middle" draw:auto-grow-height="false" fo:min-height="0.623cm" fo:min-width="4.431cm"/>
    </style:style>
    <style:style style:name="gr28" style:family="graphic" style:parent-style-name="standard">
      <style:graphic-properties svg:stroke-color="#f5deb3" draw:fill="solid" draw:fill-color="#99cc99" draw:textarea-horizontal-align="justify" draw:textarea-vertical-align="middle" draw:auto-grow-height="false" fo:min-height="0.766cm" fo:min-width="9.279cm"/>
    </style:style>
    <style:style style:name="gr29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4.405cm"/>
    </style:style>
    <style:style style:name="gr30" style:family="graphic" style:parent-style-name="standard">
      <style:graphic-properties svg:stroke-color="#f5deb3" draw:fill-color="#d3d3d3" draw:textarea-horizontal-align="justify" draw:textarea-vertical-align="middle" draw:auto-grow-height="false" fo:min-height="0.651cm" fo:min-width="9.309cm"/>
    </style:style>
    <style:style style:name="gr31" style:family="graphic" style:parent-style-name="standard">
      <style:graphic-properties svg:stroke-color="#f5deb3" draw:fill="solid" draw:fill-color="#ffcc99" draw:textarea-horizontal-align="justify" draw:textarea-vertical-align="middle" draw:auto-grow-height="false" fo:min-height="0.827cm" fo:min-width="9.152cm"/>
    </style:style>
    <style:style style:name="gr32" style:family="graphic" style:parent-style-name="standard">
      <style:graphic-properties svg:stroke-color="#f5deb3" draw:fill-color="#d3d3d3" draw:textarea-horizontal-align="justify" draw:textarea-vertical-align="middle" draw:auto-grow-height="false" fo:min-height="0.827cm" fo:min-width="4.356cm"/>
    </style:style>
    <style:style style:name="gr33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6.82cm" fo:min-width="0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2.795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color="#f5deb3" draw:fill="solid" draw:fill-color="#99ff99" draw:textarea-horizontal-align="justify" draw:textarea-vertical-align="middle" draw:auto-grow-height="false" fo:min-height="0.639cm" fo:min-width="4.183cm"/>
    </style:style>
    <style:style style:name="gr38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162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41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42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44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97c6d9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-color="#d8bfd8"/>
      <style:paragraph-properties fo:text-align="center"/>
    </style:style>
    <style:style style:name="P11" style:family="paragraph">
      <loext:graphic-properties draw:fill="solid" draw:fill-color="#ffcc99"/>
      <style:paragraph-properties fo:text-align="center"/>
    </style:style>
    <style:style style:name="P12" style:family="paragraph">
      <loext:graphic-properties draw:fill="solid" draw:fill-color="#99ff99"/>
      <style:paragraph-properties fo:text-align="center"/>
    </style:style>
    <style:style style:name="P13" style:family="paragraph">
      <loext:graphic-properties draw:fill="solid" draw:fill-color="#66ccff"/>
      <style:paragraph-properties fo:text-align="center"/>
    </style:style>
    <style:style style:name="P14" style:family="paragraph">
      <loext:graphic-properties draw:fill-color="#b2d085"/>
      <style:paragraph-properties fo:text-align="center"/>
    </style:style>
    <style:style style:name="P15" style:family="paragraph">
      <loext:graphic-properties draw:fill="solid" draw:fill-color="#99cc99"/>
      <style:paragraph-properties fo:text-align="center"/>
    </style:style>
    <style:style style:name="P16" style:family="paragraph">
      <loext:graphic-properties draw:fill-color="#d3d3d3"/>
      <style:paragraph-properties fo:text-align="center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10"/></text:p>
          </draw:image>
          <draw:image xlink:href="Pictures/10000201000000D60000007AAF4DAF29A29DE2E9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9"/></text:p>
          </draw:image>
          <draw:image xlink:href="Pictures/10000201000000D60000007AAF4DAF29A29DE2E9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A888DFACE498CF9A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D60000007AAF4DAF29A29DE2E9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C496003DCC8C7F85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C496003DCC8C7F85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C496003DCC8C7F85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54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D60000007AAF4DAF29A29DE2E9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A888DFACE498CF9A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13"/></text:p>
            <text:p text:style-name="P1">Logico <text:s text:c="12"/></text:p>
          </draw:image>
          <draw:image xlink:href="Pictures/10000201000000D60000007A9B253C7B31F4EF1B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5"/></text:p>
            <text:p text:style-name="P1">potencia <text:s text:c="15"/></text:p>
          </draw:image>
          <draw:image xlink:href="Pictures/10000201000000D60000007A9B253C7B31F4EF1B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20" draw:text-style-name="P8" draw:layer="layout" svg:width="14.762cm" svg:height="0.902cm" svg:x="0.324cm" svg:y="7.473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9.689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.525cm" svg:height="0.901cm" svg:x="5.561cm" svg:y="6.37cm">
          <text:p text:style-name="P1">asyncio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572cm" svg:height="0.889cm" svg:x="5.561cm" svg:y="5.301cm">
          <text:p text:style-name="P1">aioHTTP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7.366cm" svg:height="0.889cm" svg:x="7.72cm" svg:y="8.6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699cm" svg:height="2.063cm" svg:x="10.387cm" svg:y="4.096cm">
          <text:p text:style-name="P1">Socket.IO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7.142cm" svg:height="0.889cm" svg:x="0.324cm" svg:y="8.601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931cm" svg:height="0.873cm" svg:x="0.354cm" svg:y="5.27cm">
          <text:p text:style-name="P1">PyOpenCV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9.779cm" svg:height="1.016cm" svg:x="0.354cm" svg:y="4.096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10.789cm">
          <text:p text:style-name="P1">PocketBeagl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905cm" svg:height="0.901cm" svg:x="0.354cm" svg:y="6.358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9.809cm" svg:height="0.901cm" svg:x="0.324cm" svg:y="2.689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9.652cm" svg:height="1.077cm" svg:x="5.434cm" svg:y="1.413cm">
          <text:p text:style-name="P1">JavaScript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.856cm" svg:height="1.077cm" svg:x="0.324cm" svg:y="1.413cm">
          <text:p text:style-name="P1">CSS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0.354cm" svg:y1="3.869cm" svg:x2="18.415cm" svg:y2="3.869cm">
          <text:p/>
        </draw:line>
        <draw:frame draw:style-name="gr34" draw:text-style-name="P18" draw:layer="layout" svg:width="2.471cm" svg:height="0.962cm" svg:x="15.621cm" svg:y="1.501cm">
          <draw:text-box>
            <text:p text:style-name="P17">Cliente</text:p>
          </draw:text-box>
        </draw:frame>
        <draw:frame draw:style-name="gr34" draw:text-style-name="P19" draw:layer="layout" svg:width="2.86cm" svg:height="0.962cm" svg:x="15.648cm" svg:y="7.144cm">
          <draw:text-box>
            <text:p>Servidor</text:p>
          </draw:text-box>
        </draw:frame>
        <draw:custom-shape draw:style-name="gr35" draw:text-style-name="P6" draw:layer="layout" svg:width="0.508cm" svg:height="7.82cm" svg:x="15.194cm" svg:y="4.06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6" draw:text-style-name="P6" draw:layer="layout" svg:width="0.508cm" svg:height="3.429cm" svg:x="15.194cm" svg:y="0.2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7" draw:text-style-name="P12" draw:layer="layout" svg:width="4.683cm" svg:height="0.889cm" svg:x="10.43cm" svg:y="2.7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4.662cm" svg:height="0.901cm" svg:x="0.324cm" svg:y="0.289cm">
          <text:p text:style-name="P1">Navegador Web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6" xml:id="id3" draw:id="id3" draw:layer="layout" svg:width="7.561cm" svg:height="2.667cm" svg:x="1.183cm" svg:y="1.923cm">
          <draw:image xlink:href="Pictures/10000D130000161500000C97A84E4C5ECCF8798A.svg" xlink:type="simple" xlink:show="embed" xlink:actuate="onLoad" loext:mime-type="image/svg+xml">
            <text:p text:style-name="P1">Controlador </text:p>
            <text:p text:style-name="P1">de movimientos (2)</text:p>
          </draw:image>
          <draw:image xlink:href="Pictures/10000201000000D60000007AAF4DAF29A29DE2E9.png" xlink:type="simple" xlink:show="embed" xlink:actuate="onLoad" loext:mime-type="image/png"/>
        </draw:frame>
        <draw:frame draw:style-name="gr17" draw:text-style-name="P6" xml:id="id4" draw:id="id4" draw:layer="layout" svg:width="7.561cm" svg:height="2.667cm" svg:x="6.464cm" svg:y="4.587cm">
          <draw:image xlink:href="Pictures/10000D130000161500000C97A84E4C5ECCF8798A.svg" xlink:type="simple" xlink:show="embed" xlink:actuate="onLoad" loext:mime-type="image/svg+xml">
            <text:p text:style-name="P1">PocketBeagle (4)</text:p>
          </draw:image>
          <draw:image xlink:href="Pictures/10000201000000D60000007AAF4DAF29A29DE2E9.png" xlink:type="simple" xlink:show="embed" xlink:actuate="onLoad" loext:mime-type="image/png"/>
        </draw:frame>
        <draw:frame draw:style-name="gr17" draw:text-style-name="P6" xml:id="id1" draw:id="id1" draw:layer="layout" svg:width="7.561cm" svg:height="2.667cm" svg:x="2.012cm" svg:y="9.292cm">
          <draw:image xlink:href="Pictures/10000D130000161500000C97A84E4C5ECCF8798A.svg" xlink:type="simple" xlink:show="embed" xlink:actuate="onLoad" loext:mime-type="image/svg+xml">
            <text:p text:style-name="P1">Camara de video (6)</text:p>
          </draw:image>
          <draw:image xlink:href="Pictures/10000201000000D60000007AAF4DAF29A29DE2E9.png" xlink:type="simple" xlink:show="embed" xlink:actuate="onLoad" loext:mime-type="image/png"/>
        </draw:frame>
        <draw:frame draw:style-name="gr17" draw:text-style-name="P6" xml:id="id6" draw:id="id6" draw:layer="layout" svg:width="7.561cm" svg:height="2.667cm" svg:x="10.558cm" svg:y="9.292cm">
          <draw:image xlink:href="Pictures/10000D130000161500000C97A84E4C5ECCF8798A.svg" xlink:type="simple" xlink:show="embed" xlink:actuate="onLoad" loext:mime-type="image/svg+xml">
            <text:p text:style-name="P1">Aplicacion web (7)</text:p>
          </draw:image>
          <draw:image xlink:href="Pictures/10000201000000D60000007AAF4DAF29A29DE2E9.png" xlink:type="simple" xlink:show="embed" xlink:actuate="onLoad" loext:mime-type="image/png"/>
        </draw:frame>
        <draw:frame draw:style-name="gr17" draw:text-style-name="P6" xml:id="id2" draw:id="id2" draw:layer="layout" svg:width="12.798cm" svg:height="1.633cm" svg:x="3.365cm" svg:y="7.422cm">
          <draw:image xlink:href="Pictures/10000D130000161500000C97A84E4C5ECCF8798A.svg" xlink:type="simple" xlink:show="embed" xlink:actuate="onLoad" loext:mime-type="image/svg+xml">
            <text:p text:style-name="P1">WI-FI / Ethernet (5)</text:p>
          </draw:image>
          <draw:image xlink:href="Pictures/10000201000000D60000007AAF4DAF29A29DE2E9.png" xlink:type="simple" xlink:show="embed" xlink:actuate="onLoad" loext:mime-type="image/png"/>
        </draw:frame>
        <draw:connector draw:style-name="gr39" draw:text-style-name="P6" draw:layer="layout" draw:type="curve" svg:x1="2.012cm" svg:y1="10.625cm" svg:x2="3.365cm" svg:y2="8.238cm" draw:start-shape="id1" draw:start-glue-point="3" draw:end-shape="id2" draw:end-glue-point="3" svg:d="M2012 10625c-750 0-1426-2387 1353-2387" svg:viewBox="0 0 2013 2388">
          <text:p/>
        </draw:connector>
        <draw:frame draw:style-name="gr17" draw:text-style-name="P6" xml:id="id5" draw:id="id5" draw:layer="layout" svg:width="7.561cm" svg:height="2.667cm" svg:x="11.384cm" svg:y="1.924cm">
          <draw:image xlink:href="Pictures/10000D130000161500000C97A84E4C5ECCF8798A.svg" xlink:type="simple" xlink:show="embed" xlink:actuate="onLoad" loext:mime-type="image/svg+xml">
            <text:p text:style-name="P1">Mando a distancia </text:p>
            <text:p text:style-name="P1">del controlador (3)</text:p>
          </draw:image>
          <draw:image xlink:href="Pictures/10000201000000D60000007AAF4DAF29A29DE2E9.png" xlink:type="simple" xlink:show="embed" xlink:actuate="onLoad" loext:mime-type="image/png"/>
        </draw:frame>
        <draw:connector draw:style-name="gr39" draw:text-style-name="P6" draw:layer="layout" draw:type="curve" svg:x1="4.963cm" svg:y1="4.59cm" svg:x2="6.464cm" svg:y2="5.92cm" draw:start-shape="id3" draw:end-shape="id4" draw:end-glue-point="3" svg:d="M4963 4590c0 887 500 1330 1501 1330" svg:viewBox="0 0 1502 1331">
          <text:p/>
        </draw:connector>
        <draw:connector draw:style-name="gr39" draw:text-style-name="P6" draw:layer="layout" draw:type="curve" svg:x1="14.025cm" svg:y1="5.92cm" svg:x2="15.164cm" svg:y2="4.591cm" draw:start-shape="id4" draw:end-shape="id5" svg:d="M14025 5920c760 0 1139-443 1139-1329" svg:viewBox="0 0 1140 1330">
          <text:p/>
        </draw:connector>
        <draw:connector draw:style-name="gr39" draw:text-style-name="P6" draw:layer="layout" draw:type="curve" svg:x1="14.025cm" svg:y1="5.92cm" svg:x2="16.163cm" svg:y2="8.238cm" draw:start-shape="id4" draw:end-shape="id2" svg:d="M14025 5920c3957 0 2888 2318 2138 2318" svg:viewBox="0 0 2859 2319">
          <text:p/>
        </draw:connector>
        <draw:connector draw:style-name="gr39" draw:text-style-name="P6" draw:layer="layout" draw:type="curve" svg:x1="14.025cm" svg:y1="5.92cm" svg:x2="16.163cm" svg:y2="8.238cm" draw:start-shape="id4" draw:end-shape="id2" svg:d="M14025 5920c3957 0 2888 2318 2138 2318" svg:viewBox="0 0 2859 2319">
          <text:p/>
        </draw:connector>
        <draw:connector draw:style-name="gr39" draw:text-style-name="P6" draw:layer="layout" draw:type="curve" svg:x1="14.025cm" svg:y1="5.92cm" svg:x2="16.163cm" svg:y2="8.238cm" draw:start-shape="id4" draw:end-shape="id2" draw:end-glue-point="1" svg:d="M14025 5920c3957 0 2888 2318 2138 2318" svg:viewBox="0 0 2859 2319">
          <text:p/>
        </draw:connector>
        <draw:connector draw:style-name="gr39" draw:text-style-name="P6" draw:layer="layout" draw:type="curve" svg:x1="16.163cm" svg:y1="8.238cm" svg:x2="18.119cm" svg:y2="10.625cm" draw:start-shape="id2" draw:start-glue-point="1" draw:end-shape="id6" draw:end-glue-point="1" svg:d="M16163 8238c3684 0 2706 2387 1956 2387" svg:viewBox="0 0 2663 2388">
          <text:p/>
        </draw:connector>
        <draw:connector draw:style-name="gr39" draw:text-style-name="P6" draw:layer="layout" draw:type="curve" svg:x1="3.365cm" svg:y1="1.039cm" svg:x2="1.183cm" svg:y2="3.256cm" draw:start-shape="id7" draw:start-glue-point="3" draw:end-shape="id3" draw:end-glue-point="3" svg:d="M3365 1039c-4023 0-2932 2217-2182 2217" svg:viewBox="0 0 2906 2218">
          <text:p/>
        </draw:connector>
        <draw:frame draw:style-name="gr17" draw:text-style-name="P6" xml:id="id7" draw:id="id7" draw:layer="layout" svg:width="12.798cm" svg:height="1.633cm" svg:x="3.365cm" svg:y="0.223cm">
          <draw:image xlink:href="Pictures/10000D130000161500000C97A84E4C5ECCF8798A.svg" xlink:type="simple" xlink:show="embed" xlink:actuate="onLoad" loext:mime-type="image/svg+xml">
            <text:p text:style-name="P1">Maquina CNC (1)</text:p>
          </draw:image>
          <draw:image xlink:href="Pictures/10000201000000D60000007AAF4DAF29A29DE2E9.png" xlink:type="simple" xlink:show="embed" xlink:actuate="onLoad" loext:mime-type="image/png"/>
        </draw:frame>
        <draw:connector draw:style-name="gr39" draw:text-style-name="P6" draw:layer="layout" draw:type="curve" svg:x1="8.744cm" svg:y1="3.256cm" svg:x2="11.384cm" svg:y2="3.257cm" draw:start-shape="id3" draw:end-shape="id5" svg:d="M8744 3256c1980 0 660 1 2640 1" svg:viewBox="0 0 2641 2">
          <text:p/>
        </draw:connector>
      </draw:page>
      <draw:page draw:name="page6" draw:style-name="dp1" draw:master-page-name="Default">
        <draw:g>
          <draw:custom-shape draw:style-name="gr40" draw:text-style-name="P20" draw:layer="layout" svg:width="3.81cm" svg:height="1.143cm" svg:x="7.493cm" svg:y="10.46cm">
            <text:p text:style-name="P1"><text:span text:style-name="T2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0" draw:layer="layout" svg:width="3.81cm" svg:height="1.016cm" svg:x="7.493cm" svg:y="11.757cm">
            <text:p text:style-name="P1"><text:span text:style-name="T2">spi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0" draw:layer="layout" svg:width="3.81cm" svg:height="1.143cm" svg:x="7.493cm" svg:y="12.954cm">
            <text:p text:style-name="P1"><text:span text:style-name="T2">gpioIrqHand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2" draw:layer="layout" svg:width="4.699cm" svg:height="5.207cm" svg:x="7.112cm" svg:y="9.271cm">
            <text:p text:style-name="P21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20" draw:layer="layout" svg:width="3.81cm" svg:height="1.016cm" svg:x="7.493cm" svg:y="4.08cm">
            <text:p text:style-name="P1"><text:span text:style-name="T2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0" draw:layer="layout" svg:width="3.81cm" svg:height="1.143cm" svg:x="7.493cm" svg:y="6.477cm">
            <text:p text:style-name="P1"><text:span text:style-name="T2">os.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2" draw:layer="layout" svg:width="4.699cm" svg:height="5.08cm" svg:x="7.112cm" svg:y="2.921cm">
            <text:p text:style-name="P21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0" draw:layer="layout" svg:width="3.81cm" svg:height="1.016cm" svg:x="7.494cm" svg:y="5.281cm">
            <text:p text:style-name="P1"><text:span text:style-name="T2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0" draw:text-style-name="P20" draw:layer="layout" svg:width="3.81cm" svg:height="1.143cm" svg:x="12.827cm" svg:y="6.477cm">
            <text:p text:style-name="P1"><text:span text:style-name="T2">ca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2" draw:layer="layout" svg:width="4.699cm" svg:height="2.54cm" svg:x="12.446cm" svg:y="5.461cm">
            <text:p text:style-name="P21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1-03-08T01:21:21.538687517</dc:date>
    <meta:editing-duration>PT10H13M21S</meta:editing-duration>
    <meta:editing-cycles>27</meta:editing-cycles>
    <meta:generator>LibreOffice/6.1.5.2$Linux_X86_64 LibreOffice_project/10$Build-2</meta:generator>
    <meta:document-statistic meta:object-count="86"/>
  </office:meta>
</office:document-meta>
</file>